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IsIndexElementImpl.setPrompt( String prom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sIndexElementImpl.HTMLIsIndex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sIndexElementImpl.getProm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